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center" draw:textarea-vertical-align="middle"/>
    </style:style>
    <style:style style:name="gr5" style:family="graphic" style:parent-style-name="standard">
      <style:graphic-properties draw:fill="solid" draw:fill-color="#0099ff" draw:textarea-horizontal-align="center" draw:textarea-vertical-align="middle"/>
    </style:style>
    <style:style style:name="gr6" style:family="graphic" style:parent-style-name="standard">
      <style:graphic-properties draw:fill="solid" draw:fill-color="#00cccc" draw:opacity="100%" draw:textarea-horizontal-align="center" draw:textarea-vertical-align="middle" draw:shadow-opacity="100%"/>
    </style:style>
    <style:style style:name="gr7" style:family="graphic" style:parent-style-name="standard">
      <style:graphic-properties draw:fill="solid" draw:fill-color="#00cccc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ffff00" draw:textarea-horizontal-align="center" draw:textarea-vertical-align="middle"/>
    </style:style>
    <style:style style:name="gr9" style:family="graphic" style:parent-style-name="standard">
      <style:graphic-properties draw:stroke="none" draw:fill="none" draw:opacity="5%" draw:textarea-horizontal-align="center" draw:textarea-vertical-align="middle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00" draw:textarea-horizontal-align="center" draw:textarea-vertical-align="middle" draw:shadow="hidden"/>
    </style:style>
    <style:style style:name="gr1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00cccc" draw:opacity="100%" draw:textarea-horizontal-align="center" draw:textarea-vertical-align="middle" draw:shadow="hidden" draw:shadow-opacity="10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00ff00" draw:textarea-horizontal-align="center" draw:textarea-vertical-align="middle" draw:shadow="hidden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line-through-style="solid" fo:font-size="18pt" style:font-size-asian="18pt" style:font-size-complex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style:text-line-through-style="solid"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415cm" svg:height="5.715cm" svg:x="1.635cm" svg:y="24.495cm">
          <text:p/>
        </draw:rect>
        <draw:ellipse draw:style-name="gr2" draw:text-style-name="P1" draw:layer="layout" svg:width="18.415cm" svg:height="4.445cm" svg:x="1.635cm" svg:y="24.295cm">
          <text:p text:style-name="P1">package management</text:p>
          <text:p text:style-name="P1"/>
          <text:p text:style-name="P1"/>
          <text:p text:style-name="P1"/>
          <text:p text:style-name="P1"/>
          <text:p text:style-name="P1"/>
        </draw:ellipse>
        <draw:rect draw:style-name="gr1" draw:text-style-name="P1" draw:layer="layout" svg:width="18.415cm" svg:height="5.615cm" svg:x="1.635cm" svg:y="16.34cm">
          <text:p/>
        </draw:rect>
        <draw:rect draw:style-name="gr3" draw:text-style-name="P1" draw:layer="layout" svg:width="3.81cm" svg:height="0.635cm" svg:x="12.43cm" svg:y="20.685cm">
          <text:p text:style-name="P1">/etc</text:p>
        </draw:rect>
        <draw:rect draw:style-name="gr3" draw:text-style-name="P1" draw:layer="layout" svg:width="3.81cm" svg:height="0.635cm" svg:x="2.27cm" svg:y="20.685cm">
          <text:p text:style-name="P1">/home</text:p>
        </draw:rect>
        <draw:ellipse draw:style-name="gr2" draw:text-style-name="P1" draw:layer="layout" svg:width="10.795cm" svg:height="3.81cm" svg:x="8.62cm" svg:y="16.24cm">
          <text:p text:style-name="P1">package management</text:p>
          <text:p text:style-name="P1"/>
          <text:p text:style-name="P1"/>
          <text:p text:style-name="P1"/>
        </draw:ellipse>
        <draw:rect draw:style-name="gr4" draw:text-style-name="P1" draw:layer="layout" svg:width="5.08cm" svg:height="1.27cm" svg:x="2.37cm" svg:y="16.875cm">
          <text:p text:style-name="P1"><text:s text:c="3"/>INIT (services)</text:p>
        </draw:rect>
        <draw:rect draw:style-name="gr3" draw:text-style-name="P1" draw:layer="layout" svg:width="5.08cm" svg:height="0.635cm" svg:x="6.715cm" svg:y="20.685cm">
          <text:p text:style-name="P1">/mnt &amp; /media</text:p>
        </draw:rect>
        <draw:rect draw:style-name="gr3" draw:text-style-name="P1" draw:id="id2" draw:layer="layout" svg:width="3.81cm" svg:height="0.635cm" svg:x="14.97cm" svg:y="27.335cm">
          <text:p text:style-name="P1">/etc</text:p>
        </draw:rect>
        <draw:rect draw:style-name="gr3" draw:text-style-name="P1" draw:layer="layout" svg:width="3.81cm" svg:height="0.635cm" svg:x="2.27cm" svg:y="28.94cm">
          <text:p text:style-name="P1">/home</text:p>
        </draw:rect>
        <draw:rect draw:style-name="gr3" draw:text-style-name="P1" draw:layer="layout" svg:width="5.08cm" svg:height="0.635cm" svg:x="6.715cm" svg:y="28.94cm">
          <text:p text:style-name="P1">/mnt &amp; /media</text:p>
        </draw:rect>
        <draw:ellipse draw:style-name="gr5" draw:text-style-name="P1" draw:id="id1" draw:layer="layout" svg:width="6.45cm" svg:height="2.34cm" svg:x="7.35cm" svg:y="25.43cm">
          <text:p text:style-name="P1">Declarative system </text:p>
          <text:p text:style-name="P1">configuration model</text:p>
        </draw:ellipse>
        <draw:rect draw:style-name="gr1" draw:text-style-name="P1" draw:layer="layout" svg:width="18.415cm" svg:height="5.615cm" svg:x="1.635cm" svg:y="8.72cm">
          <text:p/>
        </draw:rect>
        <draw:rect draw:style-name="gr3" draw:text-style-name="P1" draw:layer="layout" svg:width="3.81cm" svg:height="0.635cm" svg:x="12.43cm" svg:y="13.065cm">
          <text:p text:style-name="P1">/etc</text:p>
        </draw:rect>
        <draw:rect draw:style-name="gr3" draw:text-style-name="P1" draw:layer="layout" svg:width="5.08cm" svg:height="0.635cm" svg:x="6.715cm" svg:y="13.065cm">
          <text:p text:style-name="P1">/mnt &amp; /media</text:p>
        </draw:rect>
        <draw:rect draw:style-name="gr6" draw:text-style-name="P2" draw:layer="layout" svg:width="3.81cm" svg:height="0.635cm" svg:x="2.27cm" svg:y="13.065cm">
          <text:p text:style-name="P2"><text:span text:style-name="T1">/home</text:span></text:p>
        </draw:rect>
        <draw:rect draw:style-name="gr1" draw:text-style-name="P1" draw:layer="layout" svg:width="18.415cm" svg:height="5.615cm" svg:x="1.635cm" svg:y="1.735cm">
          <text:p/>
        </draw:rect>
        <draw:rect draw:style-name="gr7" draw:text-style-name="P1" draw:layer="layout" svg:width="3.81cm" svg:height="0.635cm" svg:x="12.43cm" svg:y="6.08cm">
          <text:p text:style-name="P1">/etc</text:p>
        </draw:rect>
        <draw:rect draw:style-name="gr7" draw:text-style-name="P1" draw:layer="layout" svg:width="5.08cm" svg:height="0.635cm" svg:x="6.715cm" svg:y="6.08cm">
          <text:p text:style-name="P1">/mnt &amp; /media</text:p>
        </draw:rect>
        <draw:ellipse draw:style-name="gr2" draw:text-style-name="P1" draw:layer="layout" svg:width="10.795cm" svg:height="3.81cm" svg:x="9.255cm" svg:y="8.62cm">
          <text:p text:style-name="P1">package management</text:p>
          <text:p text:style-name="P1"/>
          <text:p text:style-name="P1"/>
          <text:p text:style-name="P1"/>
        </draw:ellipse>
        <draw:rect draw:style-name="gr8" draw:text-style-name="P1" draw:layer="layout" svg:width="7.62cm" svg:height="1.905cm" svg:x="10.895cm" svg:y="9.89cm">
          <text:p text:style-name="P1"><text:s text:c="11"/>additional</text:p>
          <text:p text:style-name="P1"><text:s text:c="11"/>package storage</text:p>
        </draw:rect>
        <draw:frame draw:style-name="gr9" draw:text-style-name="P1" draw:layer="layout" svg:width="2.257cm" svg:height="2.257cm" svg:x="10.925cm" svg:y="9.89cm">
          <draw:image xlink:href="../../../../../../usr/share/icons/oxygen/128x128/apps/utilities-file-archiver.png" xlink:type="simple" xlink:show="embed" xlink:actuate="onLoad">
            <text:p/>
          </draw:image>
        </draw:frame>
        <draw:rect draw:style-name="gr10" draw:text-style-name="P1" draw:layer="layout" svg:width="6.985cm" svg:height="1.905cm" svg:x="2.27cm" svg:y="3.775cm">
          <text:p text:style-name="P1"/>
          <text:p text:style-name="P1"><text:s text:c="12"/>Unmanaged</text:p>
          <text:p text:style-name="P1"><text:s text:c="11"/>Software, </text:p>
          <text:p text:style-name="P1"><text:s text:c="15"/></text:p>
        </draw:rect>
        <draw:frame draw:style-name="gr11" draw:text-style-name="P1" draw:layer="layout" svg:width="1.805cm" svg:height="1.805cm" svg:x="2.805cm" svg:y="3.64cm">
          <draw:image xlink:href="../../../../../../usr/share/icons/oxygen/256x256/devices/drive-harddisk.png" xlink:type="simple" xlink:show="embed" xlink:actuate="onLoad">
            <text:p/>
          </draw:image>
        </draw:frame>
        <draw:rect draw:style-name="gr8" draw:text-style-name="P1" draw:layer="layout" svg:width="5.715cm" svg:height="1.905cm" svg:x="14cm" svg:y="25.03cm">
          <text:p text:style-name="P1"><text:s text:c="13"/>package </text:p>
          <text:p text:style-name="P1"><text:s text:c="13"/>storage</text:p>
        </draw:rect>
        <draw:rect draw:style-name="gr8" draw:text-style-name="P1" draw:layer="layout" svg:width="5.715cm" svg:height="1.905cm" svg:x="11.16cm" svg:y="17.745cm">
          <text:p text:style-name="P1"><text:s text:c="13"/>package </text:p>
          <text:p text:style-name="P1"><text:s text:c="13"/>storage</text:p>
        </draw:rect>
        <draw:rect draw:style-name="gr12" draw:text-style-name="P2" draw:layer="layout" svg:width="3.81cm" svg:height="0.635cm" svg:x="2.27cm" svg:y="6.08cm">
          <text:p text:style-name="P2"><text:span text:style-name="T1">/home</text:span></text:p>
        </draw:rect>
        <draw:rect draw:style-name="gr8" draw:text-style-name="P1" draw:layer="layout" svg:width="6.985cm" svg:height="1.905cm" svg:x="2.27cm" svg:y="10.76cm">
          <text:p text:style-name="P1"/>
          <text:p text:style-name="P1"><text:s text:c="12"/>Unmanaged</text:p>
          <text:p text:style-name="P1"><text:s text:c="11"/>Software, </text:p>
          <text:p text:style-name="P1"><text:s text:c="15"/></text:p>
        </draw:rect>
        <draw:frame draw:style-name="gr13" draw:text-style-name="P1" draw:layer="layout" svg:width="1.805cm" svg:height="1.805cm" svg:x="2.805cm" svg:y="10.625cm">
          <draw:image xlink:href="../../../../../../usr/share/icons/oxygen/256x256/devices/drive-harddisk.png" xlink:type="simple" xlink:show="embed" xlink:actuate="onLoad">
            <text:p/>
          </draw:image>
        </draw:frame>
        <draw:frame draw:style-name="gr14" draw:text-style-name="P3" draw:layer="layout" svg:width="3.317cm" svg:height="0.962cm" svg:x="11.595cm" svg:y="27.878cm">
          <draw:text-box>
            <text:p text:style-name="P3"><text:span text:style-name="T2">generates</text:span></text:p>
          </draw:text-box>
        </draw:frame>
        <draw:frame draw:style-name="gr11" draw:text-style-name="P1" draw:layer="layout" svg:width="1.142cm" svg:height="1.179cm" svg:x="1.898cm" svg:y="16.466cm">
          <draw:image xlink:href="../../../../../../usr/share/icons/oxygen/128x128/actions/system-run.png" xlink:type="simple" xlink:show="embed" xlink:actuate="onLoad">
            <text:p/>
          </draw:image>
        </draw:frame>
        <draw:rect draw:style-name="gr4" draw:text-style-name="P1" draw:layer="layout" svg:width="5.08cm" svg:height="1.27cm" svg:x="2.27cm" svg:y="9.255cm">
          <text:p text:style-name="P1"><text:s text:c="3"/>INIT (services)</text:p>
        </draw:rect>
        <draw:frame draw:style-name="gr11" draw:text-style-name="P1" draw:layer="layout" svg:width="1.142cm" svg:height="1.179cm" svg:x="1.798cm" svg:y="8.846cm">
          <draw:image xlink:href="../../../../../../usr/share/icons/oxygen/128x128/actions/system-run.png" xlink:type="simple" xlink:show="embed" xlink:actuate="onLoad">
            <text:p/>
          </draw:image>
        </draw:frame>
        <draw:rect draw:style-name="gr15" draw:text-style-name="P1" draw:layer="layout" svg:width="5.08cm" svg:height="1.27cm" svg:x="2.27cm" svg:y="2.27cm">
          <text:p text:style-name="P1"><text:s text:c="3"/>INIT (services)</text:p>
        </draw:rect>
        <draw:frame draw:style-name="gr11" draw:text-style-name="P1" draw:layer="layout" svg:width="1.142cm" svg:height="1.179cm" svg:x="1.798cm" svg:y="1.861cm">
          <draw:image xlink:href="../../../../../../usr/share/icons/oxygen/128x128/actions/system-run.png" xlink:type="simple" xlink:show="embed" xlink:actuate="onLoad">
            <text:p/>
          </draw:image>
        </draw:frame>
        <draw:rect draw:style-name="gr4" draw:text-style-name="P1" draw:id="id3" draw:layer="layout" svg:width="5.08cm" svg:height="1.27cm" svg:x="2.107cm" svg:y="25.765cm">
          <text:p text:style-name="P1"><text:s text:c="3"/>INIT (services)</text:p>
        </draw:rect>
        <draw:frame draw:style-name="gr11" draw:text-style-name="P1" draw:layer="layout" svg:width="1.142cm" svg:height="1.179cm" svg:x="1.635cm" svg:y="25.356cm">
          <draw:image xlink:href="../../../../../../usr/share/icons/oxygen/128x128/actions/system-run.png" xlink:type="simple" xlink:show="embed" xlink:actuate="onLoad">
            <text:p/>
          </draw:image>
        </draw:frame>
        <draw:frame draw:style-name="gr9" draw:text-style-name="P1" draw:layer="layout" svg:width="2.257cm" svg:height="2.257cm" svg:x="11.308cm" svg:y="17.793cm">
          <draw:image xlink:href="../../../../../../usr/share/icons/oxygen/128x128/apps/utilities-file-archiver.png" xlink:type="simple" xlink:show="embed" xlink:actuate="onLoad">
            <text:p/>
          </draw:image>
        </draw:frame>
        <draw:frame draw:style-name="gr9" draw:text-style-name="P1" draw:layer="layout" svg:width="2.257cm" svg:height="2.257cm" svg:x="14.198cm" svg:y="25.03cm">
          <draw:image xlink:href="../../../../../../usr/share/icons/oxygen/128x128/apps/utilities-file-archiver.png" xlink:type="simple" xlink:show="embed" xlink:actuate="onLoad">
            <text:p/>
          </draw:image>
        </draw:frame>
        <draw:connector draw:style-name="gr16" draw:text-style-name="P1" draw:layer="layout" draw:type="curve" draw:line-skew="-0.153cm" svg:x1="10.575cm" svg:y1="27.77cm" svg:x2="14.97cm" svg:y2="27.652cm" draw:start-shape="id1" draw:start-glue-point="2" draw:end-shape="id2" draw:end-glue-point="3" svg:d="m10575 27770c0 522 1905 435 2785 275s733-393 1610-393">
          <text:p/>
        </draw:connector>
        <draw:connector draw:style-name="gr16" draw:text-style-name="P1" draw:layer="layout" draw:type="curve" draw:line-skew="-0.4cm" svg:x1="10.575cm" svg:y1="27.77cm" svg:x2="4.647cm" svg:y2="27.035cm" draw:start-shape="id1" draw:start-glue-point="2" draw:end-shape="id3" draw:end-glue-point="2" svg:d="m10575 27770c0 151-5928 519-5928-735">
          <text:p/>
        </draw:connector>
        <draw:frame draw:style-name="gr14" draw:text-style-name="P3" draw:layer="layout" svg:width="6.522cm" svg:height="0.962cm" svg:x="3.105cm" svg:y="27.67cm">
          <draw:text-box>
            <text:p text:style-name="P3"><text:span text:style-name="T2">generates &amp; depe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13T15:01:59</meta:creation-date>
    <dc:date>2011-03-13T21:39:51</dc:date>
    <meta:editing-duration>PT06H37M54S</meta:editing-duration>
    <meta:editing-cycles>49</meta:editing-cycles>
    <meta:generator>OpenOffice.org/3.2$Unix OpenOffice.org_project/320m18$Build-9502</meta:generator>
    <meta:document-statistic meta:object-count="42"/>
  </office:meta>
</office:document-meta>
</file>